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4f9" officeooo:paragraph-rsid="001294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ssdc@apssdc-TravelMate-P243 ~ $ mysql -u root -p</text:p>
      <text:p text:style-name="P1">Enter password: </text:p>
      <text:p text:style-name="P1">Welcome to the MySQL monitor. <text:s/>Commands end with ; or \g.</text:p>
      <text:p text:style-name="P1">Your MySQL connection id is 44</text:p>
      <text:p text:style-name="P1">Server version: 5.5.49-0ubuntu0.14.04.1 (Ubuntu)</text:p>
      <text:p text:style-name="P1"></text:p>
      <text:p text:style-name="P1">Copyright (c) 2000, 2016, Oracle and/or its affiliates. All rights reserved.</text:p>
      <text:p text:style-name="P1"></text:p>
      <text:p text:style-name="P1">Oracle is a registered trademark of Oracle Corporation and/or its</text:p>
      <text:p text:style-name="P1">affiliates. Other names may be trademarks of their respective</text:p>
      <text:p text:style-name="P1">owners.</text:p>
      <text:p text:style-name="P1"></text:p>
      <text:p text:style-name="P1">Type 'help;' or '\h' for help. Type '\c' to clear the current input statement.</text:p>
      <text:p text:style-name="P1"></text:p>
      <text:p text:style-name="P1">mysql&gt; show databases;</text:p>
      <text:p text:style-name="P1">+--------------------+</text:p>
      <text:p text:style-name="P1">| Database <text:s text:c="10"/>|</text:p>
      <text:p text:style-name="P1">+--------------------+</text:p>
      <text:p text:style-name="P1">| information_schema |</text:p>
      <text:p text:style-name="P1">| attendancelist <text:s text:c="4"/>|</text:p>
      <text:p text:style-name="P1">| kavya <text:s text:c="13"/>|</text:p>
      <text:p text:style-name="P1">| mohit <text:s text:c="13"/>|</text:p>
      <text:p text:style-name="P1">| mysql <text:s text:c="13"/>|</text:p>
      <text:p text:style-name="P1">| performance_schema |</text:p>
      <text:p text:style-name="P1">+--------------------+</text:p>
      <text:p text:style-name="P1">6 rows in set (0.00 sec)</text:p>
      <text:p text:style-name="P1"></text:p>
      <text:p text:style-name="P1">mysql&gt; system clear</text:p>
      <text:p text:style-name="P1"></text:p>
      <text:p text:style-name="P1">mysql&gt; use kavya;</text:p>
      <text:p text:style-name="P1">Reading table information for completion of table and column names</text:p>
      <text:p text:style-name="P1">You can turn off this feature to get a quicker startup with -A</text:p>
      <text:p text:style-name="P1"></text:p>
      <text:p text:style-name="P1">Database changed</text:p>
      <text:p text:style-name="P1">mysql&gt; create database IIITN;</text:p>
      <text:p text:style-name="P1">Query OK, 1 row affected (0.05 sec)</text:p>
      <text:p text:style-name="P1"></text:p>
      <text:p text:style-name="P1">mysql&gt; show databases;</text:p>
      <text:p text:style-name="P1">+--------------------+</text:p>
      <text:p text:style-name="P1">| Database <text:s text:c="10"/>|</text:p>
      <text:p text:style-name="P1">+--------------------+</text:p>
      <text:p text:style-name="P1">| information_schema |</text:p>
      <text:p text:style-name="P1">| IIITN <text:s text:c="13"/>|</text:p>
      <text:p text:style-name="P1">| attendancelist <text:s text:c="4"/>|</text:p>
      <text:p text:style-name="P1">| kavya <text:s text:c="13"/>|</text:p>
      <text:p text:style-name="P1">| mohit <text:s text:c="13"/>|</text:p>
      <text:p text:style-name="P1">| mysql <text:s text:c="13"/>|</text:p>
      <text:p text:style-name="P1">| performance_schema |</text:p>
      <text:p text:style-name="P1">+--------------------+</text:p>
      <text:p text:style-name="P1">7 rows in set (0.00 sec)</text:p>
      <text:p text:style-name="P1"></text:p>
      <text:p text:style-name="P1">mysql&gt; use IIITN;</text:p>
      <text:p text:style-name="P1"><text:soft-page-break/>Database changed</text:p>
      <text:p text:style-name="P1">mysql&gt; create table students (id varchar(10) primary key,name varchar(20),address varchar(30));</text:p>
      <text:p text:style-name="P1">Query OK, 0 rows affected (0.16 sec)</text:p>
      <text:p text:style-name="P1"></text:p>
      <text:p text:style-name="P1">mysql&gt; select * from students;</text:p>
      <text:p text:style-name="P1">Empty set (0.02 sec)</text:p>
      <text:p text:style-name="P1"></text:p>
      <text:p text:style-name="P1">mysql&gt; insert into students values ('12BQ1A0567','Rama','HYDERABAD');</text:p>
      <text:p text:style-name="P1">Query OK, 1 row affected (0.06 sec)</text:p>
      <text:p text:style-name="P1"></text:p>
      <text:p text:style-name="P1">mysql&gt; select * from students;</text:p>
      <text:p text:style-name="P1">+------------+------+-----------+</text:p>
      <text:p text:style-name="P1">| id <text:s text:c="8"/>| name | address <text:s text:c="2"/>|</text:p>
      <text:p text:style-name="P1">+------------+------+-----------+</text:p>
      <text:p text:style-name="P1">| 12BQ1A0567 | Rama | HYDERABAD |</text:p>
      <text:p text:style-name="P1">+------------+------+-----------+</text:p>
      <text:p text:style-name="P1">1 row in set (0.00 sec)</text:p>
      <text:p text:style-name="P1"></text:p>
      <text:p text:style-name="P1">mysql&gt; select * from students where name='Rama';</text:p>
      <text:p text:style-name="P1">+------------+------+-----------+</text:p>
      <text:p text:style-name="P1">| id <text:s text:c="8"/>| name | address <text:s text:c="2"/>|</text:p>
      <text:p text:style-name="P1">+------------+------+-----------+</text:p>
      <text:p text:style-name="P1">| 12BQ1A0567 | Rama | HYDERABAD |</text:p>
      <text:p text:style-name="P1">+------------+------+-----------+</text:p>
      <text:p text:style-name="P1">1 row in set (0.00 sec)</text:p>
      <text:p text:style-name="P1"></text:p>
      <text:p text:style-name="P1">mysql&gt; alter table students add phoneno varchar(10);</text:p>
      <text:p text:style-name="P1">Query OK, 1 row affected (0.43 sec)</text:p>
      <text:p text:style-name="P1">Records: 1 <text:s/>Duplicates: 0 <text:s/>Warnings: 0</text:p>
      <text:p text:style-name="P1"></text:p>
      <text:p text:style-name="P1">mysql&gt; update students set phoneno='90876543423' where name='Rama';</text:p>
      <text:p text:style-name="P1">Query OK, 1 row affected, 1 warning (0.08 sec)</text:p>
      <text:p text:style-name="P1">Rows matched: 1 <text:s/>Changed: 1 <text:s/>Warnings: 1</text:p>
      <text:p text:style-name="P1"></text:p>
      <text:p text:style-name="P1">mysql&gt; select * from students;</text:p>
      <text:p text:style-name="P1">+------------+------+-----------+------------+</text:p>
      <text:p text:style-name="P1">| id <text:s text:c="8"/>| name | address <text:s text:c="2"/>| phoneno <text:s text:c="3"/>|</text:p>
      <text:p text:style-name="P1">+------------+------+-----------+------------+</text:p>
      <text:p text:style-name="P1">| 12BQ1A0567 | Rama | HYDERABAD | 9087654342 |</text:p>
      <text:p text:style-name="P1">+------------+------+-----------+------------+</text:p>
      <text:p text:style-name="P1">1 row in set (0.00 sec)</text:p>
      <text:p text:style-name="P1"></text:p>
      <text:p text:style-name="P1">mysql&gt; create table student (id varchar(10) primary key,name varchar(20),address varchar(30));</text:p>
      <text:p text:style-name="P1">Query OK, 0 rows affected (0.14 sec)</text:p>
      <text:p text:style-name="P1"></text:p>
      <text:p text:style-name="P1">mysql&gt; drop student;</text:p>
      <text:p text:style-name="P1">ERROR 1064 (42000): You have an error in your SQL syntax; check the manual that corresponds to your MySQL server version for the right syntax to use near 'student' at line 1</text:p>
      <text:p text:style-name="P1">mysql&gt; drop table student;</text:p>
      <text:p text:style-name="P1">Query OK, 0 rows affected (0.11 sec)</text:p>
      <text:p text:style-name="P1"></text:p>
      <text:p text:style-name="P1">mysql&gt; select * from student;</text:p>
      <text:p text:style-name="P1"><text:soft-page-break/>ERROR 1146 (42S02): Table 'IIITN.student' doesn't exist</text:p>
      <text:p text:style-name="P1">mysql&gt; drop table student;</text:p>
      <text:p text:style-name="P1">ERROR 1051 (42S02): Unknown table 'student'</text:p>
      <text:p text:style-name="P1">mysql&gt; alter table students add emailid varchar(30);</text:p>
      <text:p text:style-name="P1">Query OK, 1 row affected (0.40 sec)</text:p>
      <text:p text:style-name="P1">Records: 1 <text:s/>Duplicates: 0 <text:s/>Warnings: 0</text:p>
      <text:p text:style-name="P1"></text:p>
      <text:p text:style-name="P1">mysql&gt; alter table students drop emailid varchar(30);</text:p>
      <text:p text:style-name="P1">ERROR 1064 (42000): You have an error in your SQL syntax; check the manual that corresponds to your MySQL server version for the right syntax to use near 'varchar(30)' at line 1</text:p>
      <text:p text:style-name="P1">mysql&gt; alter table students delete emailid varchar(30);</text:p>
      <text:p text:style-name="P1">ERROR 1064 (42000): You have an error in your SQL syntax; check the manual that corresponds to your MySQL server version for the right syntax to use near 'delete emailid varchar(30)' at line 1</text:p>
      <text:p text:style-name="P1">mysql&gt; system clear;</text:p>
      <text:p text:style-name="P1"></text:p>
      <text:p text:style-name="P1">mysql&gt; alter table students drop column emailid;</text:p>
      <text:p text:style-name="P1">Query OK, 1 row affected (0.52 sec)</text:p>
      <text:p text:style-name="P1">Records: 1 <text:s/>Duplicates: 0 <text:s/>Warnings: 0</text:p>
      <text:p text:style-name="P1"></text:p>
      <text:p text:style-name="P1">mysql&gt; desc students;</text:p>
      <text:p text:style-name="P1">+---------+-------------+------+-----+---------+-------+</text:p>
      <text:p text:style-name="P1">| Field <text:s text:c="2"/>| Type <text:s text:c="7"/>| Null | Key | Default | Extra |</text:p>
      <text:p text:style-name="P1">+---------+-------------+------+-----+---------+-------+</text:p>
      <text:p text:style-name="P1">| id <text:s text:c="5"/>| varchar(10) | NO <text:s text:c="2"/>| PRI | NULL <text:s text:c="3"/>| <text:s text:c="6"/>|</text:p>
      <text:p text:style-name="P1">| name <text:s text:c="3"/>| varchar(20) | YES <text:s/>| <text:s text:c="4"/>| NULL <text:s text:c="3"/>| <text:s text:c="6"/>|</text:p>
      <text:p text:style-name="P1">| address | varchar(30) | YES <text:s/>| <text:s text:c="4"/>| NULL <text:s text:c="3"/>| <text:s text:c="6"/>|</text:p>
      <text:p text:style-name="P1">| phoneno | varchar(10) | YES <text:s/>| <text:s text:c="4"/>| NULL <text:s text:c="3"/>| <text:s text:c="6"/>|</text:p>
      <text:p text:style-name="P1">+---------+-------------+------+-----+---------+-------+</text:p>
      <text:p text:style-name="P1">4 rows in set (0.14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07:57.605838597</meta:creation-date>
    <dc:date>2016-08-17T18:08:20.844272352</dc:date>
    <meta:editing-duration>P0D</meta:editing-duration>
    <meta:editing-cycles>1</meta:editing-cycles>
    <meta:document-statistic meta:table-count="0" meta:image-count="0" meta:object-count="0" meta:page-count="3" meta:paragraph-count="130" meta:word-count="695" meta:character-count="4523" meta:non-whitespace-character-count="3628"/>
    <meta:generator>LibreOffice/4.2.8.2$Linux_x86 LibreOffice_project/420m0$Build-2</meta:generator>
  </office:meta>
</office:document-meta>
</file>